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318" officeooo:paragraph-rsid="001013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é es la BIOS de un ordenador?</text:p>
      <text:p text:style-name="P1"/>
      <text:p text:style-name="P1">La BIOS es un firmware instalado en una memoria ROM (no volátil) del ordenador, frecuentemente en un chip dedicado. Es un elemento fundamental en el <text:span text:style-name="T1">arranque de un PC</text:span><text:span text:style-name="T2"> ya que es el puente entre el hardware y el software del sistema: esencialmente, es lo que le explica al software cómo debe funcionar el hardware.</text:span></text:p>
      <text:p text:style-name="P1"><text:span text:style-name="T2"/></text:p>
      <text:p text:style-name="P1"><text:span text:style-name="T2">¿Para que sirve?</text:span></text:p>
      <text:p text:style-name="P1"><text:span text:style-name="T2"/></text:p>
      <text:p text:style-name="P1"><text:span text:style-name="T2">Se encarga de funciones de muy bajo nivel en el PC, como la secuencia de arranque (en qué dispositivo de almacenamiento está el sistema operativo y cómo arrancar desde él) o cómo hacer funcionar el teclado.</text:span></text:p>
      <text:p text:style-name="P1"><text:span text:style-name="T2"/></text:p>
      <text:p text:style-name="P1"><text:span text:style-name="T2">También identifica y configura componentes de hardware como los discos duros, dispositivos de almacenamiento externo, el procesador o la memoria RAM, y es de hecho desde la BIOS desde donde podemos modificar por ejemplo los parámetros de funcionamiento del procesador para desactivar núcleos o modificar su velocidad para hacer Overclock o Undercloc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09T20:03:09.892811845</meta:creation-date>
    <dc:date>2020-10-09T20:16:07.008225742</dc:date>
    <meta:editing-duration>PT2M47S</meta:editing-duration>
    <meta:editing-cycles>1</meta:editing-cycles>
    <meta:document-statistic meta:table-count="0" meta:image-count="0" meta:object-count="0" meta:page-count="1" meta:paragraph-count="5" meta:word-count="153" meta:character-count="917" meta:non-whitespace-character-count="769"/>
    <meta:generator>LibreOffice/7.0.1.2$Linux_X86_64 LibreOffice_project/7cbcfc562f6eb6708b5ff7d7397325de9e764452</meta:generator>
  </office:meta>
</office:document-meta>
</file>